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45785" officeooo:paragraph-rsid="001457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.class</text:p>
      <text:p text:style-name="P1"/>
      <text:p text:style-name="P1"># Mobile Tools for Java (J2ME)</text:p>
      <text:p text:style-name="P1">.mtj.tmp/</text:p>
      <text:p text:style-name="P1"/>
      <text:p text:style-name="P1"># Package Files #</text:p>
      <text:p text:style-name="P1">*.jar</text:p>
      <text:p text:style-name="P1">*.war</text:p>
      <text:p text:style-name="P1">*.ear</text:p>
      <text:p text:style-name="P1"/>
      <text:p text:style-name="P1"># virtual machine crash logs, see http://www.java.com/en/download/help/error_hotspot.xml</text:p>
      <text:p text:style-name="P1">hs_err_pid*</text:p>
      <text:p text:style-name="P1">/JSF31_w05_Tim/JSF31KochFractalFX - startup/dist/</text:p>
      <text:p text:style-name="P1">JSF31_w05_Tim/.idea/</text:p>
      <text:p text:style-name="P1">JSF31_w05_Tim/JSF31KochFractalFX - startup/.idea/</text:p>
      <text:p text:style-name="P1">*.properties</text:p>
      <text:p text:style-name="P1">/JSF3_w07_StartProject/MovingBallsFX/MovingBallsFX2.0/nbproject/private/</text:p>
      <text:p text:style-name="P1">/JSF3_w07_StartProject/MovingBallsFX/MovingBallsFX2.0/build/</text:p>
      <text:p text:style-name="P1">JSF3_w07_StartProject/MovingBallsFX/.idea/</text:p>
      <text:p text:style-name="P1">*.iml</text:p>
      <text:p text:style-name="P1">MovingBallsFX2.0/.idea/</text:p>
      <text:p text:style-name="P1">/WriteKochFractal-W12/nbproject/private/</text:p>
      <text:p text:style-name="P1">/WriteKochFractal-W12/build/</text:p>
      <text:p text:style-name="P1">/ReadKochFractalW11/nbproject/private/</text:p>
      <text:p text:style-name="P1">/ReadKochFractalW12/nbproject/private/</text:p>
      <text:p text:style-name="P1">/ReadKochFractalW12/build/</text:p>
      <text:p text:style-name="P1">/WriteKochFractal-W12/dist/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9T11:18:57.409703001</dc:date>
    <meta:editing-duration>PT37S</meta:editing-duration>
    <meta:editing-cycles>1</meta:editing-cycles>
    <meta:document-statistic meta:table-count="0" meta:image-count="0" meta:object-count="0" meta:page-count="1" meta:paragraph-count="24" meta:word-count="42" meta:character-count="706" meta:non-whitespace-character-count="688"/>
    <meta:generator>LibreOffice/4.4.3.2$Linux_x86 LibreOffice_project/40m0$Build-2</meta:generator>
  </office:meta>
</office:document-meta>
</file>